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cc0000" fo:font-size="16pt" officeooo:rsid="000cb1be" officeooo:paragraph-rsid="000cb1be" style:font-size-asian="16pt" style:font-size-complex="16pt"/>
    </style:style>
    <style:style style:name="P2" style:family="paragraph" style:parent-style-name="Preformatted_20_Text">
      <style:text-properties fo:color="#cc0000" fo:font-size="16pt" officeooo:rsid="0016b26b" officeooo:paragraph-rsid="0016b26b" style:font-size-asian="16pt" style:font-size-complex="16pt"/>
    </style:style>
    <style:style style:name="P3" style:family="paragraph" style:parent-style-name="Preformatted_20_Text">
      <style:text-properties fo:color="#cc0000" fo:font-size="16pt" officeooo:rsid="001c7395" officeooo:paragraph-rsid="001c7395" style:font-size-asian="16pt" style:font-size-complex="16pt"/>
    </style:style>
    <style:style style:name="P4" style:family="paragraph" style:parent-style-name="Preformatted_20_Text">
      <style:text-properties fo:color="#cc0000" fo:font-size="16pt" officeooo:rsid="001d78e2" officeooo:paragraph-rsid="001d78e2" style:font-size-asian="16pt" style:font-size-complex="16pt"/>
    </style:style>
    <style:style style:name="P5" style:family="paragraph" style:parent-style-name="Preformatted_20_Text">
      <style:text-properties fo:color="#cc0000" fo:font-size="16pt" officeooo:rsid="001d9c33" officeooo:paragraph-rsid="001d9c33" style:font-size-asian="16pt" style:font-size-complex="16pt"/>
    </style:style>
    <style:style style:name="P6" style:family="paragraph" style:parent-style-name="Preformatted_20_Text">
      <style:text-properties fo:color="#cc0000" fo:font-size="16pt" officeooo:rsid="001f9a41" officeooo:paragraph-rsid="001f9a41" style:font-size-asian="16pt" style:font-size-complex="16pt"/>
    </style:style>
    <style:style style:name="P7" style:family="paragraph" style:parent-style-name="Preformatted_20_Text">
      <style:text-properties fo:color="#cc0000" fo:font-size="16pt" officeooo:rsid="00354697" officeooo:paragraph-rsid="00354697" style:font-size-asian="16pt" style:font-size-complex="16pt"/>
    </style:style>
    <style:style style:name="P8" style:family="paragraph" style:parent-style-name="Preformatted_20_Text">
      <style:text-properties fo:color="#cc0000" fo:font-size="16pt" officeooo:rsid="002e0710" officeooo:paragraph-rsid="002e4dfe" style:font-size-asian="16pt" style:font-size-complex="16pt"/>
    </style:style>
    <style:style style:name="P9" style:family="paragraph" style:parent-style-name="Preformatted_20_Text">
      <style:text-properties fo:color="#cc0000" fo:font-size="16pt" officeooo:rsid="0034b309" officeooo:paragraph-rsid="0034b309" style:font-size-asian="16pt" style:font-size-complex="16pt"/>
    </style:style>
    <style:style style:name="P10" style:family="paragraph" style:parent-style-name="Preformatted_20_Text">
      <style:text-properties fo:color="#cc0000" fo:font-size="16pt" officeooo:rsid="00385804" officeooo:paragraph-rsid="00385804" style:font-size-asian="16pt" style:font-size-complex="16pt"/>
    </style:style>
    <style:style style:name="P11" style:family="paragraph" style:parent-style-name="Preformatted_20_Text">
      <style:text-properties fo:color="#cc0000" fo:font-size="16pt" officeooo:rsid="003921f3" officeooo:paragraph-rsid="003921f3" style:font-size-asian="16pt" style:font-size-complex="16pt"/>
    </style:style>
    <style:style style:name="P12" style:family="paragraph" style:parent-style-name="Preformatted_20_Text">
      <style:text-properties fo:color="#cc0000" fo:font-size="16pt" officeooo:rsid="003921f3" officeooo:paragraph-rsid="003a39a7" style:font-size-asian="16pt" style:font-size-complex="16pt"/>
    </style:style>
    <style:style style:name="P13" style:family="paragraph" style:parent-style-name="Preformatted_20_Text">
      <style:text-properties fo:color="#cc0000" fo:font-size="16pt" officeooo:rsid="003c90f9" officeooo:paragraph-rsid="003c90f9" style:font-size-asian="16pt" style:font-size-complex="16pt"/>
    </style:style>
    <style:style style:name="P14" style:family="paragraph" style:parent-style-name="Preformatted_20_Text">
      <style:text-properties fo:color="#cc0000" fo:font-size="16pt" officeooo:rsid="005344ff" officeooo:paragraph-rsid="005344ff" style:font-size-asian="16pt" style:font-size-complex="16pt"/>
    </style:style>
    <style:style style:name="P15" style:family="paragraph" style:parent-style-name="Preformatted_20_Text">
      <style:text-properties fo:color="#cc0000" fo:font-size="16pt" officeooo:rsid="0051b3c7" officeooo:paragraph-rsid="0051b3c7" style:font-size-asian="16pt" style:font-size-complex="16pt"/>
    </style:style>
    <style:style style:name="P16" style:family="paragraph" style:parent-style-name="Preformatted_20_Text">
      <style:text-properties fo:color="#cc0000" fo:font-size="16pt" officeooo:rsid="006c1616" officeooo:paragraph-rsid="006c1616" style:font-size-asian="16pt" style:font-size-complex="16pt"/>
    </style:style>
    <style:style style:name="P17" style:family="paragraph" style:parent-style-name="Preformatted_20_Text">
      <style:text-properties fo:color="#cc0000" fo:font-size="16pt" officeooo:rsid="006ebf6e" officeooo:paragraph-rsid="006ebf6e" style:font-size-asian="16pt" style:font-size-complex="16pt"/>
    </style:style>
    <style:style style:name="P18" style:family="paragraph" style:parent-style-name="Preformatted_20_Text">
      <style:text-properties fo:color="#cc0000" fo:font-size="16pt" officeooo:rsid="0072f2fd" officeooo:paragraph-rsid="0072f2fd" style:font-size-asian="16pt" style:font-size-complex="16pt"/>
    </style:style>
    <style:style style:name="P19" style:family="paragraph" style:parent-style-name="Preformatted_20_Text">
      <style:text-properties fo:color="#cc0000" fo:font-size="16pt" officeooo:rsid="007661cf" officeooo:paragraph-rsid="007661cf" style:font-size-asian="16pt" style:font-size-complex="16pt"/>
    </style:style>
    <style:style style:name="P20" style:family="paragraph" style:parent-style-name="Preformatted_20_Text">
      <style:text-properties fo:color="#cc0000" fo:font-size="16pt" officeooo:rsid="007661cf" officeooo:paragraph-rsid="0076a9a3" style:font-size-asian="16pt" style:font-size-complex="16pt"/>
    </style:style>
    <style:style style:name="P21" style:family="paragraph" style:parent-style-name="Preformatted_20_Text">
      <style:text-properties fo:color="#cc0000" fo:font-size="16pt" officeooo:rsid="0076a9a3" officeooo:paragraph-rsid="0076a9a3" style:font-size-asian="16pt" style:font-size-complex="16pt"/>
    </style:style>
    <style:style style:name="P22" style:family="paragraph" style:parent-style-name="Preformatted_20_Text">
      <style:text-properties fo:color="#cc0000" fo:font-size="16pt" officeooo:rsid="002614dd" officeooo:paragraph-rsid="0028bf30" style:font-size-asian="16pt" style:font-size-complex="16pt"/>
    </style:style>
    <style:style style:name="P23" style:family="paragraph" style:parent-style-name="Preformatted_20_Text">
      <style:text-properties fo:color="#cc0000" fo:font-size="16pt" officeooo:rsid="0046f642" officeooo:paragraph-rsid="00490a9a" style:font-size-asian="16pt" style:font-size-complex="16pt"/>
    </style:style>
    <style:style style:name="P24" style:family="paragraph" style:parent-style-name="Preformatted_20_Text">
      <style:text-properties fo:color="#cc0000" fo:font-size="16pt" officeooo:rsid="007fa520" officeooo:paragraph-rsid="007fa520" style:font-size-asian="16pt" style:font-size-complex="16pt"/>
    </style:style>
    <style:style style:name="P25" style:family="paragraph" style:parent-style-name="Preformatted_20_Text">
      <style:text-properties fo:color="#cc0000" fo:font-size="16pt" officeooo:rsid="0080c954" officeooo:paragraph-rsid="0080c954" style:font-size-asian="16pt" style:font-size-complex="16pt"/>
    </style:style>
    <style:style style:name="P26" style:family="paragraph" style:parent-style-name="Preformatted_20_Text">
      <style:text-properties fo:color="#cc0000" fo:font-size="16pt" officeooo:rsid="0081bd64" officeooo:paragraph-rsid="0081bd64" style:font-size-asian="16pt" style:font-size-complex="16pt"/>
    </style:style>
    <style:style style:name="P27" style:family="paragraph" style:parent-style-name="Preformatted_20_Text">
      <style:text-properties fo:color="#cc0000" fo:font-size="16pt" officeooo:rsid="0088a9aa" officeooo:paragraph-rsid="0088a9aa" style:font-size-asian="16pt" style:font-size-complex="16pt"/>
    </style:style>
    <style:style style:name="P28" style:family="paragraph" style:parent-style-name="Preformatted_20_Text">
      <style:text-properties fo:color="#000000" fo:font-size="18pt" officeooo:rsid="00094a96" officeooo:paragraph-rsid="00094a96" style:font-size-asian="18pt" style:font-size-complex="18pt"/>
    </style:style>
    <style:style style:name="P29" style:family="paragraph" style:parent-style-name="Preformatted_20_Text">
      <style:text-properties fo:color="#000000" fo:font-size="16pt" officeooo:rsid="00094a96" officeooo:paragraph-rsid="00094a96" style:font-size-asian="16pt" style:font-size-complex="16pt"/>
    </style:style>
    <style:style style:name="P30" style:family="paragraph" style:parent-style-name="Preformatted_20_Text">
      <style:text-properties fo:color="#000000" fo:font-size="16pt" officeooo:rsid="0009bcfc" officeooo:paragraph-rsid="0009bcfc" style:font-size-asian="16pt" style:font-size-complex="16pt"/>
    </style:style>
    <style:style style:name="P31" style:family="paragraph" style:parent-style-name="Preformatted_20_Text">
      <style:text-properties fo:color="#000000" fo:font-size="16pt" officeooo:rsid="000a58fe" officeooo:paragraph-rsid="000a58fe" style:font-size-asian="16pt" style:font-size-complex="16pt"/>
    </style:style>
    <style:style style:name="P32" style:family="paragraph" style:parent-style-name="Preformatted_20_Text">
      <style:text-properties fo:color="#000000" fo:font-size="16pt" officeooo:rsid="000c5188" officeooo:paragraph-rsid="000c5188" style:font-size-asian="16pt" style:font-size-complex="16pt"/>
    </style:style>
    <style:style style:name="P33" style:family="paragraph" style:parent-style-name="Preformatted_20_Text">
      <style:text-properties fo:color="#000000" fo:font-size="16pt" officeooo:rsid="000cb1be" officeooo:paragraph-rsid="000cb1be" style:font-size-asian="16pt" style:font-size-complex="16pt"/>
    </style:style>
    <style:style style:name="P34" style:family="paragraph" style:parent-style-name="Preformatted_20_Text">
      <style:text-properties fo:color="#000000" fo:font-size="16pt" officeooo:rsid="0012a777" officeooo:paragraph-rsid="000cb1be" style:font-size-asian="16pt" style:font-size-complex="16pt"/>
    </style:style>
    <style:style style:name="P35" style:family="paragraph" style:parent-style-name="Preformatted_20_Text">
      <style:text-properties fo:color="#000000" fo:font-size="16pt" officeooo:rsid="0012a777" officeooo:paragraph-rsid="0012a777" style:font-size-asian="16pt" style:font-size-complex="16pt"/>
    </style:style>
    <style:style style:name="P36" style:family="paragraph" style:parent-style-name="Preformatted_20_Text">
      <style:text-properties fo:color="#000000" fo:font-size="16pt" officeooo:rsid="001420de" officeooo:paragraph-rsid="001420de" style:font-size-asian="16pt" style:font-size-complex="16pt"/>
    </style:style>
    <style:style style:name="P37" style:family="paragraph" style:parent-style-name="Preformatted_20_Text">
      <style:text-properties fo:color="#000000" fo:font-size="16pt" officeooo:rsid="00153969" officeooo:paragraph-rsid="001420de" style:font-size-asian="16pt" style:font-size-complex="16pt"/>
    </style:style>
    <style:style style:name="P38" style:family="paragraph" style:parent-style-name="Preformatted_20_Text">
      <style:text-properties fo:color="#000000" fo:font-size="16pt" officeooo:rsid="0015ef6b" officeooo:paragraph-rsid="0015ef6b" style:font-size-asian="16pt" style:font-size-complex="16pt"/>
    </style:style>
    <style:style style:name="P39" style:family="paragraph" style:parent-style-name="Preformatted_20_Text">
      <style:text-properties fo:color="#000000" fo:font-size="16pt" officeooo:rsid="0016b26b" officeooo:paragraph-rsid="0016b26b" style:font-size-asian="16pt" style:font-size-complex="16pt"/>
    </style:style>
    <style:style style:name="P40" style:family="paragraph" style:parent-style-name="Preformatted_20_Text">
      <style:text-properties fo:color="#000000" fo:font-size="16pt" officeooo:rsid="001968d3" officeooo:paragraph-rsid="001968d3" style:font-size-asian="16pt" style:font-size-complex="16pt"/>
    </style:style>
    <style:style style:name="P41" style:family="paragraph" style:parent-style-name="Preformatted_20_Text">
      <style:text-properties fo:color="#000000" fo:font-size="16pt" officeooo:rsid="001c7395" officeooo:paragraph-rsid="001c7395" style:font-size-asian="16pt" style:font-size-complex="16pt"/>
    </style:style>
    <style:style style:name="P42" style:family="paragraph" style:parent-style-name="Preformatted_20_Text">
      <style:text-properties fo:color="#000000" fo:font-size="16pt" officeooo:rsid="001d9c33" officeooo:paragraph-rsid="001d9c33" style:font-size-asian="16pt" style:font-size-complex="16pt"/>
    </style:style>
    <style:style style:name="P43" style:family="paragraph" style:parent-style-name="Preformatted_20_Text">
      <style:text-properties fo:color="#000000" fo:font-size="16pt" officeooo:rsid="001f9a41" officeooo:paragraph-rsid="001f9a41" style:font-size-asian="16pt" style:font-size-complex="16pt"/>
    </style:style>
    <style:style style:name="P44" style:family="paragraph" style:parent-style-name="Preformatted_20_Text">
      <style:text-properties fo:color="#000000" fo:font-size="16pt" officeooo:rsid="001f9a41" officeooo:paragraph-rsid="002390f9" style:font-size-asian="16pt" style:font-size-complex="16pt"/>
    </style:style>
    <style:style style:name="P45" style:family="paragraph" style:parent-style-name="Preformatted_20_Text">
      <style:text-properties fo:color="#000000" fo:font-size="16pt" officeooo:rsid="001f9a41" officeooo:paragraph-rsid="0028bf30" style:font-size-asian="16pt" style:font-size-complex="16pt"/>
    </style:style>
    <style:style style:name="P46" style:family="paragraph" style:parent-style-name="Preformatted_20_Text">
      <style:text-properties fo:color="#000000" fo:font-size="16pt" officeooo:rsid="00219935" officeooo:paragraph-rsid="00219935" style:font-size-asian="16pt" style:font-size-complex="16pt"/>
    </style:style>
    <style:style style:name="P47" style:family="paragraph" style:parent-style-name="Preformatted_20_Text">
      <style:text-properties fo:color="#000000" fo:font-size="16pt" officeooo:rsid="002cfede" officeooo:paragraph-rsid="002cfede" style:font-size-asian="16pt" style:font-size-complex="16pt"/>
    </style:style>
    <style:style style:name="P48" style:family="paragraph" style:parent-style-name="Preformatted_20_Text">
      <style:text-properties fo:color="#000000" fo:font-size="16pt" officeooo:rsid="002e0710" officeooo:paragraph-rsid="002e0710" style:font-size-asian="16pt" style:font-size-complex="16pt"/>
    </style:style>
    <style:style style:name="P49" style:family="paragraph" style:parent-style-name="Preformatted_20_Text">
      <style:text-properties fo:color="#000000" fo:font-size="16pt" officeooo:rsid="002e0710" officeooo:paragraph-rsid="002e4dfe" style:font-size-asian="16pt" style:font-size-complex="16pt"/>
    </style:style>
    <style:style style:name="P50" style:family="paragraph" style:parent-style-name="Preformatted_20_Text">
      <style:text-properties fo:color="#000000" fo:font-size="16pt" officeooo:rsid="0034b309" officeooo:paragraph-rsid="0034b309" style:font-size-asian="16pt" style:font-size-complex="16pt"/>
    </style:style>
    <style:style style:name="P51" style:family="paragraph" style:parent-style-name="Preformatted_20_Text">
      <style:text-properties fo:color="#000000" fo:font-size="16pt" officeooo:rsid="00354697" officeooo:paragraph-rsid="00354697" style:font-size-asian="16pt" style:font-size-complex="16pt"/>
    </style:style>
    <style:style style:name="P52" style:family="paragraph" style:parent-style-name="Preformatted_20_Text">
      <style:text-properties fo:color="#000000" fo:font-size="16pt" officeooo:rsid="00385804" officeooo:paragraph-rsid="00385804" style:font-size-asian="16pt" style:font-size-complex="16pt"/>
    </style:style>
    <style:style style:name="P53" style:family="paragraph" style:parent-style-name="Preformatted_20_Text">
      <style:text-properties fo:color="#000000" fo:font-size="16pt" officeooo:rsid="0038b924" officeooo:paragraph-rsid="0038b924" style:font-size-asian="16pt" style:font-size-complex="16pt"/>
    </style:style>
    <style:style style:name="P54" style:family="paragraph" style:parent-style-name="Preformatted_20_Text">
      <style:text-properties fo:color="#000000" fo:font-size="16pt" officeooo:rsid="003c90f9" officeooo:paragraph-rsid="003c90f9" style:font-size-asian="16pt" style:font-size-complex="16pt"/>
    </style:style>
    <style:style style:name="P55" style:family="paragraph" style:parent-style-name="Preformatted_20_Text">
      <style:text-properties fo:color="#000000" fo:font-size="16pt" officeooo:rsid="003fe147" officeooo:paragraph-rsid="003fe147" style:font-size-asian="16pt" style:font-size-complex="16pt"/>
    </style:style>
    <style:style style:name="P56" style:family="paragraph" style:parent-style-name="Preformatted_20_Text">
      <style:text-properties fo:color="#000000" fo:font-size="16pt" officeooo:rsid="0041cfd6" officeooo:paragraph-rsid="0041cfd6" style:font-size-asian="16pt" style:font-size-complex="16pt"/>
    </style:style>
    <style:style style:name="P57" style:family="paragraph" style:parent-style-name="Preformatted_20_Text">
      <style:text-properties fo:color="#000000" fo:font-size="16pt" officeooo:rsid="0044c6f4" officeooo:paragraph-rsid="0044c6f4" style:font-size-asian="16pt" style:font-size-complex="16pt"/>
    </style:style>
    <style:style style:name="P58" style:family="paragraph" style:parent-style-name="Preformatted_20_Text">
      <style:text-properties fo:color="#000000" fo:font-size="16pt" officeooo:rsid="0046f642" officeooo:paragraph-rsid="0046f642" style:font-size-asian="16pt" style:font-size-complex="16pt"/>
    </style:style>
    <style:style style:name="P59" style:family="paragraph" style:parent-style-name="Preformatted_20_Text">
      <style:text-properties fo:color="#000000" fo:font-size="16pt" officeooo:rsid="0047b130" officeooo:paragraph-rsid="0048c9ba" style:font-size-asian="16pt" style:font-size-complex="16pt"/>
    </style:style>
    <style:style style:name="P60" style:family="paragraph" style:parent-style-name="Preformatted_20_Text">
      <style:text-properties fo:color="#000000" fo:font-size="16pt" officeooo:rsid="0049fb9e" officeooo:paragraph-rsid="0049fb9e" style:font-size-asian="16pt" style:font-size-complex="16pt"/>
    </style:style>
    <style:style style:name="P61" style:family="paragraph" style:parent-style-name="Preformatted_20_Text">
      <style:text-properties fo:color="#000000" fo:font-size="16pt" officeooo:rsid="004e9160" officeooo:paragraph-rsid="004e9160" style:font-size-asian="16pt" style:font-size-complex="16pt"/>
    </style:style>
    <style:style style:name="P62" style:family="paragraph" style:parent-style-name="Preformatted_20_Text">
      <style:text-properties fo:color="#000000" fo:font-size="16pt" officeooo:rsid="00504535" officeooo:paragraph-rsid="00504535" style:font-size-asian="16pt" style:font-size-complex="16pt"/>
    </style:style>
    <style:style style:name="P63" style:family="paragraph" style:parent-style-name="Preformatted_20_Text">
      <style:text-properties fo:color="#000000" fo:font-size="16pt" officeooo:rsid="0050fbf1" officeooo:paragraph-rsid="0050fbf1" style:font-size-asian="16pt" style:font-size-complex="16pt"/>
    </style:style>
    <style:style style:name="P64" style:family="paragraph" style:parent-style-name="Preformatted_20_Text">
      <style:text-properties fo:color="#000000" fo:font-size="16pt" officeooo:rsid="0051b3c7" officeooo:paragraph-rsid="0051b3c7" style:font-size-asian="16pt" style:font-size-complex="16pt"/>
    </style:style>
    <style:style style:name="P65" style:family="paragraph" style:parent-style-name="Preformatted_20_Text">
      <style:text-properties fo:color="#000000" fo:font-size="16pt" officeooo:rsid="0052f55d" officeooo:paragraph-rsid="0052f55d" style:font-size-asian="16pt" style:font-size-complex="16pt"/>
    </style:style>
    <style:style style:name="P66" style:family="paragraph" style:parent-style-name="Preformatted_20_Text">
      <style:text-properties fo:color="#000000" fo:font-size="16pt" officeooo:rsid="0052f55d" officeooo:paragraph-rsid="0074a550" style:font-size-asian="16pt" style:font-size-complex="16pt"/>
    </style:style>
    <style:style style:name="P67" style:family="paragraph" style:parent-style-name="Preformatted_20_Text">
      <style:text-properties fo:color="#000000" fo:font-size="16pt" officeooo:rsid="0052f55d" officeooo:paragraph-rsid="0075666f" style:font-size-asian="16pt" style:font-size-complex="16pt"/>
    </style:style>
    <style:style style:name="P68" style:family="paragraph" style:parent-style-name="Preformatted_20_Text">
      <style:text-properties fo:color="#000000" fo:font-size="16pt" officeooo:rsid="005344ff" officeooo:paragraph-rsid="005344ff" style:font-size-asian="16pt" style:font-size-complex="16pt"/>
    </style:style>
    <style:style style:name="P69" style:family="paragraph" style:parent-style-name="Preformatted_20_Text">
      <style:text-properties fo:color="#000000" fo:font-size="16pt" officeooo:rsid="005fa19d" officeooo:paragraph-rsid="005fa19d" style:font-size-asian="16pt" style:font-size-complex="16pt"/>
    </style:style>
    <style:style style:name="P70" style:family="paragraph" style:parent-style-name="Preformatted_20_Text">
      <style:text-properties fo:color="#000000" fo:font-size="16pt" officeooo:rsid="006174ff" officeooo:paragraph-rsid="006174ff" style:font-size-asian="16pt" style:font-size-complex="16pt"/>
    </style:style>
    <style:style style:name="P71" style:family="paragraph" style:parent-style-name="Preformatted_20_Text">
      <style:text-properties fo:color="#000000" fo:font-size="16pt" officeooo:rsid="00625a7a" officeooo:paragraph-rsid="00625a7a" style:font-size-asian="16pt" style:font-size-complex="16pt"/>
    </style:style>
    <style:style style:name="P72" style:family="paragraph" style:parent-style-name="Preformatted_20_Text">
      <style:text-properties fo:color="#000000" fo:font-size="16pt" officeooo:rsid="0063a83b" officeooo:paragraph-rsid="0063a83b" style:font-size-asian="16pt" style:font-size-complex="16pt"/>
    </style:style>
    <style:style style:name="P73" style:family="paragraph" style:parent-style-name="Preformatted_20_Text">
      <style:text-properties fo:color="#000000" fo:font-size="16pt" officeooo:rsid="00641499" officeooo:paragraph-rsid="00641499" style:font-size-asian="16pt" style:font-size-complex="16pt"/>
    </style:style>
    <style:style style:name="P74" style:family="paragraph" style:parent-style-name="Preformatted_20_Text">
      <style:text-properties fo:color="#000000" fo:font-size="16pt" officeooo:rsid="00679c3e" officeooo:paragraph-rsid="00679c3e" style:font-size-asian="16pt" style:font-size-complex="16pt"/>
    </style:style>
    <style:style style:name="P75" style:family="paragraph" style:parent-style-name="Preformatted_20_Text">
      <style:text-properties fo:color="#000000" fo:font-size="16pt" officeooo:rsid="00694256" officeooo:paragraph-rsid="00694256" style:font-size-asian="16pt" style:font-size-complex="16pt"/>
    </style:style>
    <style:style style:name="P76" style:family="paragraph" style:parent-style-name="Preformatted_20_Text">
      <style:text-properties fo:color="#000000" fo:font-size="16pt" officeooo:rsid="006c1616" officeooo:paragraph-rsid="006c1616" style:font-size-asian="16pt" style:font-size-complex="16pt"/>
    </style:style>
    <style:style style:name="P77" style:family="paragraph" style:parent-style-name="Preformatted_20_Text">
      <style:text-properties fo:color="#000000" fo:font-size="16pt" officeooo:rsid="0073ac3e" officeooo:paragraph-rsid="0073ac3e" style:font-size-asian="16pt" style:font-size-complex="16pt"/>
    </style:style>
    <style:style style:name="P78" style:family="paragraph" style:parent-style-name="Preformatted_20_Text">
      <style:text-properties fo:color="#000000" fo:font-size="16pt" officeooo:rsid="0074a550" officeooo:paragraph-rsid="0074a550" style:font-size-asian="16pt" style:font-size-complex="16pt"/>
    </style:style>
    <style:style style:name="P79" style:family="paragraph" style:parent-style-name="Preformatted_20_Text">
      <style:text-properties fo:color="#000000" fo:font-size="16pt" officeooo:rsid="002614dd" officeooo:paragraph-rsid="0028bf30" style:font-size-asian="16pt" style:font-size-complex="16pt"/>
    </style:style>
    <style:style style:name="P80" style:family="paragraph" style:parent-style-name="Preformatted_20_Text">
      <style:text-properties fo:color="#cc0000" fo:font-size="16pt" officeooo:rsid="003921f3" officeooo:paragraph-rsid="003921f3" style:font-size-asian="16pt" style:font-size-complex="16pt"/>
    </style:style>
    <style:style style:name="P81" style:family="paragraph" style:parent-style-name="Preformatted_20_Text">
      <style:text-properties fo:color="#cc0000" fo:font-size="16pt" officeooo:rsid="008ca25d" officeooo:paragraph-rsid="008ca25d" style:font-size-asian="16pt" style:font-size-complex="16pt"/>
    </style:style>
    <style:style style:name="T1" style:family="text">
      <style:text-properties officeooo:rsid="000bf143"/>
    </style:style>
    <style:style style:name="T2" style:family="text">
      <style:text-properties officeooo:rsid="000d6600"/>
    </style:style>
    <style:style style:name="T3" style:family="text">
      <style:text-properties officeooo:rsid="000ee83d"/>
    </style:style>
    <style:style style:name="T4" style:family="text">
      <style:text-properties officeooo:rsid="0013d2be"/>
    </style:style>
    <style:style style:name="T5" style:family="text">
      <style:text-properties officeooo:rsid="0017758f"/>
    </style:style>
    <style:style style:name="T6" style:family="text">
      <style:text-properties officeooo:rsid="001882e5"/>
    </style:style>
    <style:style style:name="T7" style:family="text">
      <style:text-properties officeooo:rsid="001bf2cb"/>
    </style:style>
    <style:style style:name="T8" style:family="text">
      <style:text-properties officeooo:rsid="001c7395"/>
    </style:style>
    <style:style style:name="T9" style:family="text">
      <style:text-properties fo:color="#cc0000"/>
    </style:style>
    <style:style style:name="T10" style:family="text">
      <style:text-properties fo:color="#cc0000" officeooo:rsid="002390f9"/>
    </style:style>
    <style:style style:name="T11" style:family="text">
      <style:text-properties fo:color="#cc0000" officeooo:rsid="002614dd"/>
    </style:style>
    <style:style style:name="T12" style:family="text">
      <style:text-properties fo:color="#cc0000" officeooo:rsid="0025cf49"/>
    </style:style>
    <style:style style:name="T13" style:family="text">
      <style:text-properties fo:color="#cc0000" officeooo:rsid="0031ae10"/>
    </style:style>
    <style:style style:name="T14" style:family="text">
      <style:text-properties fo:color="#cc0000" officeooo:rsid="0032c774"/>
    </style:style>
    <style:style style:name="T15" style:family="text">
      <style:text-properties fo:color="#cc0000" officeooo:rsid="007e9dea"/>
    </style:style>
    <style:style style:name="T16" style:family="text">
      <style:text-properties fo:color="#cc0000" officeooo:rsid="008c0042"/>
    </style:style>
    <style:style style:name="T17" style:family="text">
      <style:text-properties officeooo:rsid="00218f93"/>
    </style:style>
    <style:style style:name="T18" style:family="text">
      <style:text-properties officeooo:rsid="00219935"/>
    </style:style>
    <style:style style:name="T19" style:family="text">
      <style:text-properties officeooo:rsid="002390f9"/>
    </style:style>
    <style:style style:name="T20" style:family="text">
      <style:text-properties officeooo:rsid="002614dd"/>
    </style:style>
    <style:style style:name="T21" style:family="text">
      <style:text-properties style:text-underline-style="solid" style:text-underline-type="double" style:text-underline-width="auto" style:text-underline-color="font-color" officeooo:rsid="000ee83d"/>
    </style:style>
    <style:style style:name="T22" style:family="text">
      <style:text-properties officeooo:rsid="002e0710"/>
    </style:style>
    <style:style style:name="T23" style:family="text">
      <style:text-properties officeooo:rsid="002e4dfe"/>
    </style:style>
    <style:style style:name="T24" style:family="text">
      <style:text-properties officeooo:rsid="003305c3"/>
    </style:style>
    <style:style style:name="T25" style:family="text">
      <style:text-properties officeooo:rsid="00385804"/>
    </style:style>
    <style:style style:name="T26" style:family="text">
      <style:text-properties officeooo:rsid="003921f3"/>
    </style:style>
    <style:style style:name="T27" style:family="text">
      <style:text-properties officeooo:rsid="003c1a66"/>
    </style:style>
    <style:style style:name="T28" style:family="text">
      <style:text-properties officeooo:rsid="003d2194"/>
    </style:style>
    <style:style style:name="T29" style:family="text">
      <style:text-properties officeooo:rsid="0040853a"/>
    </style:style>
    <style:style style:name="T30" style:family="text">
      <style:text-properties officeooo:rsid="0041cfd6"/>
    </style:style>
    <style:style style:name="T31" style:family="text">
      <style:text-properties officeooo:rsid="00432a16"/>
    </style:style>
    <style:style style:name="T32" style:family="text">
      <style:text-properties officeooo:rsid="0045c134"/>
    </style:style>
    <style:style style:name="T33" style:family="text">
      <style:text-properties officeooo:rsid="0046f642"/>
    </style:style>
    <style:style style:name="T34" style:family="text">
      <style:text-properties officeooo:rsid="0048c9ba"/>
    </style:style>
    <style:style style:name="T35" style:family="text">
      <style:text-properties officeooo:rsid="0050fbf1"/>
    </style:style>
    <style:style style:name="T36" style:family="text">
      <style:text-properties officeooo:rsid="0052f55d"/>
    </style:style>
    <style:style style:name="T37" style:family="text">
      <style:text-properties officeooo:rsid="0052f9dc"/>
    </style:style>
    <style:style style:name="T38" style:family="text">
      <style:text-properties officeooo:rsid="005695a8"/>
    </style:style>
    <style:style style:name="T39" style:family="text">
      <style:text-properties officeooo:rsid="005733d5"/>
    </style:style>
    <style:style style:name="T40" style:family="text">
      <style:text-properties officeooo:rsid="005a791c"/>
    </style:style>
    <style:style style:name="T41" style:family="text">
      <style:text-properties officeooo:rsid="005dc984"/>
    </style:style>
    <style:style style:name="T42" style:family="text">
      <style:text-properties officeooo:rsid="005fa19d"/>
    </style:style>
    <style:style style:name="T43" style:family="text">
      <style:text-properties officeooo:rsid="006174ff"/>
    </style:style>
    <style:style style:name="T44" style:family="text">
      <style:text-properties officeooo:rsid="00625a7a"/>
    </style:style>
    <style:style style:name="T45" style:family="text">
      <style:text-properties officeooo:rsid="00694256"/>
    </style:style>
    <style:style style:name="T46" style:family="text">
      <style:text-properties officeooo:rsid="00696eb7"/>
    </style:style>
    <style:style style:name="T47" style:family="text">
      <style:text-properties officeooo:rsid="006c1616"/>
    </style:style>
    <style:style style:name="T48" style:family="text">
      <style:text-properties officeooo:rsid="006cf734"/>
    </style:style>
    <style:style style:name="T49" style:family="text">
      <style:text-properties officeooo:rsid="0072f2fd"/>
    </style:style>
    <style:style style:name="T50" style:family="text">
      <style:text-properties officeooo:rsid="0074a550"/>
    </style:style>
    <style:style style:name="T51" style:family="text">
      <style:text-properties officeooo:rsid="0075666f"/>
    </style:style>
    <style:style style:name="T52" style:family="text">
      <style:text-properties officeooo:rsid="007661cf"/>
    </style:style>
    <style:style style:name="T53" style:family="text">
      <style:text-properties officeooo:rsid="0076a9a3"/>
    </style:style>
    <style:style style:name="T54" style:family="text">
      <style:text-properties officeooo:rsid="007cf7a4"/>
    </style:style>
    <style:style style:name="T55" style:family="text">
      <style:text-properties officeooo:rsid="0081bd64"/>
    </style:style>
    <style:style style:name="T56" style:family="text">
      <style:text-properties officeooo:rsid="0083b14d"/>
    </style:style>
    <style:style style:name="T57" style:family="text">
      <style:text-properties officeooo:rsid="008adb43"/>
    </style:style>
    <style:style style:name="T58" style:family="text">
      <style:text-properties officeooo:rsid="008e7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ay14</text:p>
      <text:p text:style-name="P28"/>
      <text:p text:style-name="P29">错误是引起异常的原因</text:p>
      <text:p text:style-name="P29">异常是一种当错误发生时的状态　</text:p>
      <text:p text:style-name="P29"/>
      <text:p text:style-name="P30">try-except</text:p>
      <text:p text:style-name="P31">try-finally（执行必须要执行的语句）</text:p>
      <text:p text:style-name="P31">raise (产生异常<text:span text:style-name="T1">）</text:span></text:p>
      <text:p text:style-name="P31">抛出错误产生异常</text:p>
      <text:p text:style-name="P31"/>
      <text:p text:style-name="P31"/>
      <text:p text:style-name="P32">assert语句</text:p>
      <text:p text:style-name="P32">断言　　在程序执行过程中，故意制造AssertionError错误　</text:p>
      <text:p text:style-name="P32">当条件不满足时抛出错误并进入异常状态</text:p>
      <text:p text:style-name="P32"/>
      <text:p text:style-name="P32"/>
      <text:p text:style-name="P32"/>
      <text:p text:style-name="P33">day15 </text:p>
      <text:p text:style-name="P33">迭代器和生成器　</text:p>
      <text:p text:style-name="P33"/>
      <text:p text:style-name="P33">迭代器　　Iterator </text:p>
      <text:p text:style-name="P33"><text:s text:c="4"/>什么是迭代器　</text:p>
      <text:p text:style-name="P33">　　　　迭代器<text:span text:style-name="T2">（第三方）</text:span>是访问可迭代对象的工具</text:p>
      <text:p text:style-name="P33">　　　　迭代器是指用iter（obj）函数返回的对象（实例）</text:p>
      <text:p text:style-name="P33">　　　　迭代器可以用next（it)函数获取可迭代对象的数据</text:p>
      <text:p text:style-name="P1">迭代器函数（iter 和next)</text:p>
      <text:p text:style-name="P33">iter（iterable)从<text:span text:style-name="T9">可迭代对象中返回一个迭代器，</text:span>　iterable必须是能提供一个迭代器的对象　</text:p>
      <text:p text:style-name="P33">next(iterator)</text:p>
      <text:p text:style-name="P33">从迭代器iterator中获取下一个记录，如果无法获取下一条记录，则触发stopIterator异常　可以用<text:span text:style-name="T54">try语句</text:span></text:p>
      <text:p text:style-name="P33"/>
      <text:p text:style-name="P33">说明：</text:p>
      <text:p text:style-name="P1">１．　迭代器只能往前取值，不会后退</text:p>
      <text:p text:style-name="P1">２，用Iter 函数可以返回一个可迭代对象的迭代器</text:p>
      <text:p text:style-name="P33"/>
      <text:p text:style-name="P33">所有可迭代对象都可以<text:span text:style-name="T3">拿　</text:span></text:p>
      <text:p text:style-name="P33">字符串<text:span text:style-name="T3">　列表　元组　集合　range　map shorted </text:span><text:span text:style-name="T21">filter</text:span><text:span text:style-name="T3">等　</text:span></text:p>
      <text:p text:style-name="P34"><text:soft-page-break/>迭代器的用途</text:p>
      <text:p text:style-name="P35">　　　　用迭代器可以依次访问可迭代对象的数据</text:p>
      <text:p text:style-name="P35">示例<text:span text:style-name="T4">　</text:span></text:p>
      <text:p text:style-name="P35">课堂练习<text:span text:style-name="T4">　</text:span></text:p>
      <text:p text:style-name="P36">L=[2,3,5,7]</text:p>
      <text:p text:style-name="P36">for x in L:</text:p>
      <text:p text:style-name="P36"><text:s text:c="4"/>print(x)</text:p>
      <text:p text:style-name="P36"/>
      <text:p text:style-name="P37">用迭代器</text:p>
      <text:p text:style-name="P38">L=[2,3,5,7]</text:p>
      <text:p text:style-name="P38">it=iter(L)</text:p>
      <text:p text:style-name="P38">while True:</text:p>
      <text:p text:style-name="P38"><text:s text:c="4"/>try:</text:p>
      <text:p text:style-name="P38"><text:s text:c="8"/>x=next(it)</text:p>
      <text:p text:style-name="P38"><text:s text:c="8"/>print(x)</text:p>
      <text:p text:style-name="P38"><text:s text:c="4"/>except:</text:p>
      <text:p text:style-name="P38"><text:s text:c="8"/>break</text:p>
      <text:p text:style-name="P38"/>
      <text:p text:style-name="P38"/>
      <text:p text:style-name="P40">L=[2,3,5,7]</text:p>
      <text:p text:style-name="P40">it=iter(L)</text:p>
      <text:p text:style-name="P40">try:</text:p>
      <text:p text:style-name="P40"><text:s text:c="4"/>while True:</text:p>
      <text:p text:style-name="P40"><text:s text:c="8"/>x=next(it)</text:p>
      <text:p text:style-name="P40"><text:s text:c="8"/>print(x)</text:p>
      <text:p text:style-name="P40">except:</text:p>
      <text:p text:style-name="P40"><text:s text:c="4"/>pass　　　</text:p>
      <text:p text:style-name="P38"><text:s text:c="8"/></text:p>
      <text:p text:style-name="P38"/>
      <text:p text:style-name="P39">跟for 循环一模一样<text:span text:style-name="T5">　其实for循环就是先拿到迭代器</text:span></text:p>
      <text:p text:style-name="P39">任意<text:span text:style-name="T6">的for循环　都可以用while循环加迭代器实现</text:span></text:p>
      <text:p text:style-name="P39"/>
      <text:p text:style-name="P39"/>
      <text:p text:style-name="P39"/>
      <text:p text:style-name="P2">生成器<text:span text:style-name="T7">：</text:span></text:p>
      <text:p text:style-name="P39">什么<text:span text:style-name="T8">是生成器</text:span></text:p>
      <text:p text:style-name="P41">　　生成器是能够动态提供数据的对象，生成器对象也是可迭代对象（实例）</text:p>
      <text:p text:style-name="P41"><text:soft-page-break/>生成器有两种</text:p>
      <text:p text:style-name="P41">　　　生成器函数</text:p>
      <text:p text:style-name="P41">　　　生成器表达式</text:p>
      <text:p text:style-name="P41">生成器函数的定义</text:p>
      <text:p text:style-name="P41">　含有yield语句的函数是生成器函数，<text:span text:style-name="T9">此函数被调用将返回一个生成器对象　一定是可迭代对象</text:span><text:span text:style-name="T12">　 </text:span><text:span text:style-name="T16">(</text:span><text:span text:style-name="T13">之后遍历</text:span><text:span text:style-name="T12">　</text:span><text:span text:style-name="T14">　</text:span><text:span text:style-name="T16">)</text:span><text:span text:style-name="T14">　　　　　　　　　　　</text:span><text:span text:style-name="T12">iter() next()都可以 <text:s/></text:span><text:span text:style-name="T15">iter是从可迭代对象中返回一个迭代器</text:span></text:p>
      <text:p text:style-name="P41"><text:s text:c="2"/>yield翻译为产生（或生成）　</text:p>
      <text:p text:style-name="P41"/>
      <text:p text:style-name="P41">yield 语句</text:p>
      <text:p text:style-name="P41">语法：</text:p>
      <text:p text:style-name="P41">　yield 表达式</text:p>
      <text:p text:style-name="P41">说明：</text:p>
      <text:p text:style-name="P3">　yield用于　def　函数中，目的是将此函数作用生成器函数使用</text:p>
      <text:p text:style-name="P41">　yield用来生成数据，供迭代器和next(it)函数使用　</text:p>
      <text:p text:style-name="P2"/>
      <text:p text:style-name="P4">含有yield执行流程是什么样的呢</text:p>
      <text:p text:style-name="P4"/>
      <text:p text:style-name="P4">生成函数只有<text:span text:style-name="T18">在next（it)函数调用时才会执行，且遇到yield后返回相应的值给next(it)函数</text:span></text:p>
      <text:p text:style-name="P46"/>
      <text:p text:style-name="P42">def myyield():</text:p>
      <text:p text:style-name="P42"><text:s text:c="4"/>yield 2　　# 生成器表达式</text:p>
      <text:p text:style-name="P42"><text:s text:c="4"/>yield 3</text:p>
      <text:p text:style-name="P42"><text:s text:c="4"/>yield 5</text:p>
      <text:p text:style-name="P42"><text:s text:c="4"/>yield 7</text:p>
      <text:p text:style-name="P42"><text:s text:c="4"/>print('生成器生成结束')</text:p>
      <text:p text:style-name="P5"># print(myyield())</text:p>
      <text:p text:style-name="P5"># &lt;generator object myyield at 0x7fe2f29dfeb8&gt;</text:p>
      <text:p text:style-name="P5"># 调用函数的时候，没有打印　，因为根本没有执行　是一个生成器函数　</text:p>
      <text:p text:style-name="P5"># 生成器作用有点像　range函数，　返回的一定是可迭代对象　</text:p>
      <text:p text:style-name="P42"/>
      <text:p text:style-name="P42">for x in myyield():</text:p>
      <text:p text:style-name="P42"><text:s text:c="4"/>print(x)</text:p>
      <text:p text:style-name="P42"># 2</text:p>
      <text:p text:style-name="P42"># 3</text:p>
      <text:p text:style-name="P42"># 5</text:p>
      <text:p text:style-name="P42"><text:soft-page-break/># 7</text:p>
      <text:p text:style-name="P42"># 生成器生成结束</text:p>
      <text:p text:style-name="P5"/>
      <text:p text:style-name="P42">gen=myyield() # <text:span text:style-name="T9">绑定这个函数对象　</text:span></text:p>
      <text:p text:style-name="P42">it=iter(gen) <text:s text:c="2"/>#<text:span text:style-name="T9">迭代器用变量绑定</text:span>　</text:p>
      <text:p text:style-name="P42">while True:</text:p>
      <text:p text:style-name="P42"><text:s text:c="4"/>try:</text:p>
      <text:p text:style-name="P42"><text:s text:c="8"/>a=next(it)</text:p>
      <text:p text:style-name="P42"><text:s text:c="8"/>print(a)</text:p>
      <text:p text:style-name="P42"><text:s text:c="4"/>except:</text:p>
      <text:p text:style-name="P42"><text:s text:c="8"/>break</text:p>
      <text:p text:style-name="P42"/>
      <text:p text:style-name="P44"><text:span text:style-name="T17">#</text:span>print(next(it))<text:span text:style-name="T10">此时生成器函数才开始执行，并遇到yield停</text:span><text:span text:style-name="T19">止</text:span></text:p>
      <text:p text:style-name="P43"><text:span text:style-name="T17">#</text:span>print(next(it))</text:p>
      <text:p text:style-name="P43"><text:span text:style-name="T17">#</text:span>print(next(it))</text:p>
      <text:p text:style-name="P43"/>
      <text:p text:style-name="P43"/>
      <text:p text:style-name="P43">生成器函数说明<text:span text:style-name="T20">：</text:span></text:p>
      <text:p text:style-name="P6">生成器函数<text:span text:style-name="T20">的调用将返回一个生成器对象，生成器对象是一个可迭代对象，通常用来动态生成数据</text:span></text:p>
      <text:p text:style-name="P6"/>
      <text:p text:style-name="P45"><text:span text:style-name="T9">生成器函数调用</text:span><text:span text:style-name="T11">　return语句会出发一个　stopiterator异常</text:span></text:p>
      <text:p text:style-name="P22"/>
      <text:p text:style-name="P79">　</text:p>
      <text:p text:style-name="P45"/>
      <text:p text:style-name="P47">生成器表达式　</text:p>
      <text:p text:style-name="P47">语法<text:span text:style-name="T22">　</text:span></text:p>
      <text:p text:style-name="P48">（表达式　for 变量　in 可迭代对象 [if 真值表达式])</text:p>
      <text:p text:style-name="P48"/>
      <text:p text:style-name="P48">作用　</text:p>
      <text:p text:style-name="P48">　　用推导式形式创建一个新的生成器　</text:p>
      <text:p text:style-name="P48">说明　</text:p>
      <text:p text:style-name="P48">if 子句可以省略　</text:p>
      <text:p text:style-name="P48">示例　</text:p>
      <text:p text:style-name="P48">　gen=(x**2 for x in range(1,5))</text:p>
      <text:p text:style-name="P48"><text:s text:c="2"/>it=iter(gen)</text:p>
      <text:p text:style-name="P48"><text:s/>print(next(it)) <text:s text:c="2"/><text:span text:style-name="T23">1</text:span></text:p>
      <text:p text:style-name="P49"><text:soft-page-break/><text:s/>print(next(it)) <text:s text:c="2"/><text:span text:style-name="T23">4</text:span></text:p>
      <text:p text:style-name="P49"><text:s/>print(next(it)) <text:s/><text:span text:style-name="T23">9</text:span></text:p>
      <text:p text:style-name="P49"><text:s/>print(next(it)) <text:s/><text:span text:style-name="T23">16 </text:span></text:p>
      <text:p text:style-name="P49"><text:s/>print(next(it)) <text:s/><text:span text:style-name="T23">stopIteration</text:span></text:p>
      <text:p text:style-name="P49"/>
      <text:p text:style-name="P7"># 已知有一个列表　L=[2,3,5,7]</text:p>
      <text:p text:style-name="P51"># 1,写一个生成器函数，让此函数能够动态提供数据，数据为原列表</text:p>
      <text:p text:style-name="P51"># 的数字的平方加１</text:p>
      <text:p text:style-name="P51"># ２，写一个生成器函数，让此函数能够动态提供数据，数据为原列表的数字的平凡</text:p>
      <text:p text:style-name="P51"># 加１</text:p>
      <text:p text:style-name="P51"># ３，生成一个列表，此列表内的数据是原列表数据的平方加１</text:p>
      <text:p text:style-name="P51"># L=[2,3,5,7]</text:p>
      <text:p text:style-name="P51"># newL=((x**2+1 for x in L))</text:p>
      <text:p text:style-name="P51"># it=iter(newL)</text:p>
      <text:p text:style-name="P51"># try:</text:p>
      <text:p text:style-name="P51"># <text:s text:c="4"/>while True:</text:p>
      <text:p text:style-name="P51"># <text:s text:c="8"/>print(next(it))</text:p>
      <text:p text:style-name="P51"># except:</text:p>
      <text:p text:style-name="P51"># <text:s text:c="4"/>pass</text:p>
      <text:p text:style-name="P51"/>
      <text:p text:style-name="P51"/>
      <text:p text:style-name="P51"># def myyield():</text:p>
      <text:p text:style-name="P51"># <text:s text:c="4"/>L=[2,3,5,7]</text:p>
      <text:p text:style-name="P51"># <text:s text:c="4"/>for x in L:</text:p>
      <text:p text:style-name="P51"># <text:s text:c="8"/>yield x**2+1　　# 生成器函数（表达式）生成的是一个可迭代对象　</text:p>
      <text:p text:style-name="P51"># 想要取值要用遍历for或者iter() next(iter())获取　</text:p>
      <text:p text:style-name="P51"># 一个生成器是一次性的　，一次遍历取完之后第二次就不能取出来了　</text:p>
      <text:p text:style-name="P51"># for i in myyield():</text:p>
      <text:p text:style-name="P51"># <text:s text:c="4"/>print(i)</text:p>
      <text:p text:style-name="P49"/>
      <text:p text:style-name="P49"/>
      <text:p text:style-name="P49"/>
      <text:p text:style-name="P8"/>
      <text:p text:style-name="P8"/>
      <text:p text:style-name="P8"><text:soft-page-break/>生成器表达<text:span text:style-name="T24">式和列表推导式的区别　</text:span></text:p>
      <text:p text:style-name="P49"/>
      <text:p text:style-name="P50">L=[2,3,5,7]</text:p>
      <text:p text:style-name="P50">L2=[x**2+1 for x in L] <text:s/>#列表已经定死　不会因为Ｌ变化而变化了</text:p>
      <text:p text:style-name="P50">it= iter(L2)</text:p>
      <text:p text:style-name="P50">print(next(it))</text:p>
      <text:p text:style-name="P50">L[1]=30</text:p>
      <text:p text:style-name="P50">print(next(it))</text:p>
      <text:p text:style-name="P50"/>
      <text:p text:style-name="P50"># 生成器表达式</text:p>
      <text:p text:style-name="P50">L=[2,3,5,7]</text:p>
      <text:p text:style-name="P50">gen=(x**2+1 for x in L)</text:p>
      <text:p text:style-name="P50">it= iter(gen)</text:p>
      <text:p text:style-name="P50">print(next(it)) <text:s text:c="3"/>#动态的　next会向gen里面的L数据，Ｌ改变了数据也会改变</text:p>
      <text:p text:style-name="P50">L[1]=30</text:p>
      <text:p text:style-name="P50">print(next(it)) <text:s text:c="2"/># 生成器推导式是现用现生成　，里面不储存任何数据，</text:p>
      <text:p text:style-name="P50">#<text:span text:style-name="T9"> 列表推导式是一次性生成静态数据</text:span></text:p>
      <text:p text:style-name="P50"/>
      <text:p text:style-name="P50"/>
      <text:p text:style-name="P50"/>
      <text:p text:style-name="P9">迭代工具函数<text:span text:style-name="T25">　</text:span></text:p>
      <text:p text:style-name="P9">作用是生成一个个性化<text:span text:style-name="T25">的可迭代对象　</text:span></text:p>
      <text:p text:style-name="P50"/>
      <text:p text:style-name="P50">函数<text:span text:style-name="T25">：</text:span></text:p>
      <text:p text:style-name="P10">zip(iter1[,iter2[…]]) 返回一个zip对象　</text:p>
      <text:p text:style-name="P52">返回一个zip对象　，此对象用于生成元组，<text:span text:style-name="T9">此元组的每个数据来源于参数中的可迭代对象</text:span>，当最小的可迭代对象不再提供数据时迭代结束</text:p>
      <text:p text:style-name="P53">enumerate(iterable[,start])</text:p>
      <text:p text:style-name="P53">生成带索引的枚举对象，返回的迭代类型为索引－值对（index-value)对，默认索引从零开始，也可以用start指定</text:p>
      <text:p text:style-name="P53"/>
      <text:p text:style-name="P53">示例<text:span text:style-name="T26">　</text:span></text:p>
      <text:p text:style-name="P53"/>
      <text:p text:style-name="P53"/>
      <text:p text:style-name="P11"><text:soft-page-break/>numbers = [10086,10000,10010,95588]</text:p>
      <text:p text:style-name="P12">names=[‘中国移动’,’中国电信’,’中国联通’<text:span text:style-name="T27">]</text:span></text:p>
      <text:p text:style-name="P11">for t in zip(numbers,names):</text:p>
      <text:p text:style-name="P11"><text:s text:c="4"/>print(t)</text:p>
      <text:p text:style-name="P11"/>
      <text:p text:style-name="P81">(10086, '中国移动')</text:p>
      <text:p text:style-name="P81">(10000, '中国电信')</text:p>
      <text:p text:style-name="P81">(10010, '中国联通') 返回一个元祖<text:span text:style-name="T58">　</text:span></text:p>
      <text:p text:style-name="P10"/>
      <text:p text:style-name="P13">for No,numbers,names in <text:s text:c="7"/>zip(range(1,100),<text:span text:style-name="T26">numbers,names</text:span>): <text:s text:c="5"/></text:p>
      <text:p text:style-name="P13"><text:s text:c="4"/>print(No,numbers,names<text:span text:style-name="T28">)　　＃no numbers names 分别绑定　zip里面的形成的元祖里面的元素</text:span></text:p>
      <text:p text:style-name="P24">根据可迭代对象的参数个数　组成元祖</text:p>
      <text:p text:style-name="P56">def myzip(iter1,iter2):</text:p>
      <text:p text:style-name="P56"><text:s text:c="4"/>it1=iter(iter1)</text:p>
      <text:p text:style-name="P56"><text:s text:c="4"/>it2=iter(iter2)</text:p>
      <text:p text:style-name="P56"><text:s text:c="4"/>while True:</text:p>
      <text:p text:style-name="P56"><text:s text:c="8"/>try:</text:p>
      <text:p text:style-name="P56"><text:s text:c="12"/>t=(next(it1),next(it2))</text:p>
      <text:p text:style-name="P56"><text:s text:c="12"/>yield t</text:p>
      <text:p text:style-name="P56"><text:s text:c="8"/>except:</text:p>
      <text:p text:style-name="P56"><text:s text:c="12"/>break</text:p>
      <text:p text:style-name="P56"/>
      <text:p text:style-name="P56">numbers = [10086,10000,10010,95588]</text:p>
      <text:p text:style-name="P56">names=['中国移动','中国电信','中国联通']</text:p>
      <text:p text:style-name="P56">for t in myzip(numbers,names):</text:p>
      <text:p text:style-name="P56"><text:s text:c="4"/>print(t)</text:p>
      <text:p text:style-name="P54"/>
      <text:p text:style-name="P55"/>
      <text:p text:style-name="P55">多个可迭代对象拿出来形成一个元组</text:p>
      <text:p text:style-name="P55"><text:span text:style-name="T31">d=</text:span>dict(zip(‘abcd’,range(1,100))<text:span text:style-name="T29">) <text:s/>　两个可迭代对象　</text:span></text:p>
      <text:p text:style-name="P57">d={<text:span text:style-name="T32">xxxxx}</text:span></text:p>
      <text:p text:style-name="P57"/>
      <text:p text:style-name="P57"/>
      <text:p text:style-name="P23">enumerate <text:s/>有一个默认的索引 <text:s/>enmuerate(x,0)</text:p>
      <text:p text:style-name="P57"/>
      <text:p text:style-name="P58">示例：</text:p>
      <text:p text:style-name="P58"><text:soft-page-break/>names=<text:span text:style-name="T30">['中国移动','中国电信','中国联通']</text:span></text:p>
      <text:p text:style-name="P59">for t in <text:span text:style-name="T33">enumerate</text:span>(names):</text:p>
      <text:p text:style-name="P59"><text:s text:c="4"/><text:span text:style-name="T34">print(t)</text:span> </text:p>
      <text:p text:style-name="P55"/>
      <text:p text:style-name="P55"/>
      <text:p text:style-name="P60">&gt;&gt;&gt; names=['qw','qewq','wqeq']</text:p>
      <text:p text:style-name="P60">&gt;&gt;&gt; for x in enumerate(names):</text:p>
      <text:p text:style-name="P60">... <text:s text:c="4"/>print(x)</text:p>
      <text:p text:style-name="P60">... </text:p>
      <text:p text:style-name="P60">(0, 'qw')</text:p>
      <text:p text:style-name="P60">(1, 'qewq')</text:p>
      <text:p text:style-name="P60">(2, 'wqeq')</text:p>
      <text:p text:style-name="P60">&gt;&gt;&gt; </text:p>
      <text:p text:style-name="P60"/>
      <text:p text:style-name="P60"/>
      <text:p text:style-name="P60"/>
      <text:p text:style-name="P61"># 写一个程序　，读入任意行文字，当输入空行时结束输入</text:p>
      <text:p text:style-name="P61"># 打印带有行号的输入结果</text:p>
      <text:p text:style-name="P61"># 请输入abcde</text:p>
      <text:p text:style-name="P61"># 请输入hello</text:p>
      <text:p text:style-name="P61"># 请输入bye</text:p>
      <text:p text:style-name="P61"># 请输入 回车　</text:p>
      <text:p text:style-name="P61"># 输入如下　</text:p>
      <text:p text:style-name="P61"># 第一行：abcde</text:p>
      <text:p text:style-name="P61"># 2 hello</text:p>
      <text:p text:style-name="P61"># 第三行bye</text:p>
      <text:p text:style-name="P61"/>
      <text:p text:style-name="P61"/>
      <text:p text:style-name="P61">def myfun():</text:p>
      <text:p text:style-name="P61"><text:s text:c="4"/>L=[]</text:p>
      <text:p text:style-name="P61"><text:s text:c="4"/>s=1</text:p>
      <text:p text:style-name="P61"><text:s text:c="4"/>while s &lt;= 3:</text:p>
      <text:p text:style-name="P61"><text:s text:c="8"/>a=input('请输入任意文字')</text:p>
      <text:p text:style-name="P61"><text:s text:c="8"/>b=input('') </text:p>
      <text:p text:style-name="P61"><text:s text:c="8"/>L.append(a)</text:p>
      <text:p text:style-name="P61"><text:s text:c="8"/>s+=1</text:p>
      <text:p text:style-name="P61"><text:s text:c="4"/>for x in enumerate(L):</text:p>
      <text:p text:style-name="P61"><text:s text:c="8"/>print('第%d行: %s ' % x)</text:p>
      <text:p text:style-name="P61"><text:soft-page-break/>myfun()</text:p>
      <text:p text:style-name="P61"/>
      <text:p text:style-name="P25">map 出现一个可迭代对象　</text:p>
      <text:p text:style-name="P25"/>
      <text:p text:style-name="P25">filter　筛选　</text:p>
      <text:p text:style-name="P25"/>
      <text:p text:style-name="P25">sorted(x ,key=None,reversed=False) 排序函数<text:span text:style-name="T55">　</text:span></text:p>
      <text:p text:style-name="P25"/>
      <text:p text:style-name="P26">zip　根据可迭代对象参数形成一个元组</text:p>
      <text:p text:style-name="P26"/>
      <text:p text:style-name="P26">enumerate<text:span text:style-name="T56">　里面有一个隐藏元素　　根据可迭代对象进行编号</text:span></text:p>
      <text:p text:style-name="P26"/>
      <text:p text:style-name="P26"/>
      <text:p text:style-name="P27">names=['中国移动','中国电信','中国联通']</text:p>
      <text:p text:style-name="P27">for t in enumerate(names):</text:p>
      <text:p text:style-name="P27"><text:s text:c="4"/>print(t) </text:p>
      <text:p text:style-name="P27"/>
      <text:p text:style-name="P27">(0, '中国移动')</text:p>
      <text:p text:style-name="P27">(1, '中国电信')</text:p>
      <text:p text:style-name="P27">(2, '中国联通')</text:p>
      <text:p text:style-name="P62">什么是序列　：</text:p>
      <text:p text:style-name="P62">使一些数据有先后顺序关系的排列　</text:p>
      <text:p text:style-name="P62">种类<text:span text:style-name="T35">：</text:span></text:p>
      <text:p text:style-name="P62">字符串<text:span text:style-name="T35">　str</text:span></text:p>
      <text:p text:style-name="P63">列表　list</text:p>
      <text:p text:style-name="P63">元组 tuple　</text:p>
      <text:p text:style-name="P63">字节串　bytes</text:p>
      <text:p text:style-name="P63">字节数组　bytearray</text:p>
      <text:p text:style-name="P63"/>
      <text:p text:style-name="P63"/>
      <text:p text:style-name="P63"/>
      <text:p text:style-name="P64">字节串和字节数组　</text:p>
      <text:p text:style-name="P15">字节串（也叫字节）　bytes </text:p>
      <text:p text:style-name="P64">作用：</text:p>
      <text:p text:style-name="P64">　存储以字节为单位的数据</text:p>
      <text:p text:style-name="P15">　字节串是不可变的字节序列　</text:p>
      <text:p text:style-name="P64">字节说明：</text:p>
      <text:p text:style-name="P64">　　　字节是0-255之间的整数，字节是数据传输的数据存储的基<text:soft-page-break/>本单位（例如移动的流量）</text:p>
      <text:p text:style-name="P63"/>
      <text:p text:style-name="P63">创建<text:span text:style-name="T36">空字节串的字面值</text:span></text:p>
      <text:p text:style-name="P65">b’’</text:p>
      <text:p text:style-name="P65">b””</text:p>
      <text:p text:style-name="P65">b””””””</text:p>
      <text:p text:style-name="P65">b’’’’’’</text:p>
      <text:p text:style-name="P65">创建非空的字节串的字面值</text:p>
      <text:p text:style-name="P65">b’ABCD’<text:span text:style-name="T37">　　　#创造含有四个字节的字节串</text:span></text:p>
      <text:p text:style-name="P65">b”ABCD”</text:p>
      <text:p text:style-name="P65">b’\x41\x42’</text:p>
      <text:p text:style-name="P65"/>
      <text:p text:style-name="P65">字节串的构造函数　</text:p>
      <text:p text:style-name="P65">bytes() # 生成一个字的字节串，等同于b’’</text:p>
      <text:p text:style-name="P65">bytes(整型可迭代对象) 用可迭代对象创建一个字节串　</text:p>
      <text:p text:style-name="P65">bytes(整数n) 生成n个值为０的字节串　</text:p>
      <text:p text:style-name="P65">bytes(字符串，encoding=’utf-8’) 用字符串的转换编码生成一个字节串</text:p>
      <text:p text:style-name="P65"/>
      <text:p text:style-name="P65"/>
      <text:p text:style-name="P68"/>
      <text:p text:style-name="P68"/>
      <text:p text:style-name="P68">&gt;&gt;&gt; b=b'ABCD'</text:p>
      <text:p text:style-name="P68">&gt;&gt;&gt; b[0]</text:p>
      <text:p text:style-name="P68">65 <text:s text:c="6"/>表示的编码<text:span text:style-name="T38">值　字节串里面不放字符</text:span></text:p>
      <text:p text:style-name="P68"/>
      <text:p text:style-name="P14">字节<text:span text:style-name="T39">串里面不能放中文 如果要添加　或者添加字符　后面加’utf-8’</text:span></text:p>
      <text:p text:style-name="P14"/>
      <text:p text:style-name="P14">字节传只能包<text:span text:style-name="T40">含ascii编码值</text:span></text:p>
      <text:p text:style-name="P14"/>
      <text:p text:style-name="P68">示例<text:span text:style-name="T41">：</text:span><text:line-break/><text:span text:style-name="T42">b=bytes()</text:span></text:p>
      <text:p text:style-name="P69">b=bytes(range(65,90))<text:span text:style-name="T57">　可迭代整型数</text:span></text:p>
      <text:p text:style-name="P69">b=bytes(10)<text:span text:style-name="T43">　</text:span></text:p>
      <text:p text:style-name="P69">b=bytes(‘hello’,’utf-8’)</text:p>
      <text:p text:style-name="P69">b=bytes(‘中文’,’utf-8’)</text:p>
      <text:p text:style-name="P70">必须是0-255之间的数</text:p>
      <text:p text:style-name="P70"><text:soft-page-break/></text:p>
      <text:p text:style-name="P70"/>
      <text:p text:style-name="P70">字节串<text:span text:style-name="T44">的运算：</text:span></text:p>
      <text:p text:style-name="P71">与其他序列的运算规则完全相同</text:p>
      <text:p text:style-name="P72">+　+＝　*　*＝</text:p>
      <text:p text:style-name="P72">&lt; &lt;= &gt; &gt;= != </text:p>
      <text:p text:style-name="P72">in <text:s/>not in </text:p>
      <text:p text:style-name="P72">索引切片</text:p>
      <text:p text:style-name="P72"/>
      <text:p text:style-name="P73">b’1234’+b’213’== <text:s/>b’1234213’</text:p>
      <text:p text:style-name="P73">b=b’ABCD’ </text:p>
      <text:p text:style-name="P73">65 in b </text:p>
      <text:p text:style-name="P73">True <text:s/>判断编码在不在里面</text:p>
      <text:p text:style-name="P73"/>
      <text:p text:style-name="P74">索引也是　拿到的都是数字<text:span text:style-name="T45">　</text:span></text:p>
      <text:p text:style-name="P75">len(x) all(x) any(x) max(x) min(x) sum(x) 能用于序列<text:span text:style-name="T46">的都可以用</text:span></text:p>
      <text:p text:style-name="P73"/>
      <text:p text:style-name="P73">字节串<text:span text:style-name="T47">和字符串的区别</text:span></text:p>
      <text:p text:style-name="P76">bytes存储字节（０－２５５）　Ａ只是６５的表达方式</text:p>
      <text:p text:style-name="P76">str存储字符　（用来表示文字信息，值为0-65535或者更大）</text:p>
      <text:p text:style-name="P76"/>
      <text:p text:style-name="P16">bytes 与　str 转换</text:p>
      <text:p text:style-name="P76"><text:s text:c="6"/>编码（encode)</text:p>
      <text:p text:style-name="P76">str <text:s text:c="2"/>–---------→ <text:s text:c="4"/>bytes</text:p>
      <text:p text:style-name="P73"/>
      <text:p text:style-name="P76">b=s.encode(encoding=’utf-8’)</text:p>
      <text:p text:style-name="P76"/>
      <text:p text:style-name="P76"><text:s text:c="6"/><text:span text:style-name="T48">解</text:span>码(decode)</text:p>
      <text:p text:style-name="P76">bytes -----------→ <text:s text:c="2"/>str</text:p>
      <text:p text:style-name="P76">s=b.decode(encoding=’utf-8’)</text:p>
      <text:p text:style-name="P76"/>
      <text:p text:style-name="P17">所有的字符串可以转换为字节串　</text:p>
      <text:p text:style-name="P17"/>
      <text:p text:style-name="P17">但是解码不一定　比如字符串里面的图片　</text:p>
      <text:p text:style-name="P17"/>
      <text:p text:style-name="P17">序列<text:span text:style-name="T49">　</text:span></text:p>
      <text:p text:style-name="P18">str(不可变)</text:p>
      <text:p text:style-name="P18"><text:soft-page-break/>list(可变) ----→ <text:s text:c="2"/>tuple(不可变)</text:p>
      <text:p text:style-name="P18">bytearray(可变) ----→ <text:s/>bytes(不可变)</text:p>
      <text:p text:style-name="P18"/>
      <text:p text:style-name="P18"/>
      <text:p text:style-name="P77">字节数组　bytearray </text:p>
      <text:p text:style-name="P77">可变<text:span text:style-name="T50">的字节序列　</text:span></text:p>
      <text:p text:style-name="P77">构造函数<text:span text:style-name="T50">　</text:span></text:p>
      <text:p text:style-name="P78">见文档：</text:p>
      <text:p text:style-name="P78"/>
      <text:p text:style-name="P66">byte<text:span text:style-name="T51">array</text:span>() # 生成一个字的字节串，等同于b’’</text:p>
      <text:p text:style-name="P67">byte<text:span text:style-name="T51">array</text:span>(整型可迭代对象) 用可迭代对象创建一个字节串　</text:p>
      <text:p text:style-name="P67">byte<text:span text:style-name="T51">array</text:span>(整数n) 生成n个值为０的字节串　</text:p>
      <text:p text:style-name="P67">byte<text:span text:style-name="T51">array</text:span>(字符串，encoding=’utf-8’) 用字符串的转换编码生成一个字节串</text:p>
      <text:p text:style-name="P66"/>
      <text:p text:style-name="P16"/>
      <text:p text:style-name="P19">bytearray(b’10’)</text:p>
      <text:p text:style-name="P20"><text:span text:style-name="T53">ba= </text:span>bytearray(<text:span text:style-name="T53">range(0x31,0x3A</text:span>)</text:p>
      <text:p text:style-name="P21">ba= <text:span text:style-name="T52">bytearray</text:span>(b’123456789’)</text:p>
      <text:p text:style-name="P21">ba[::2]=range(5,9) <text:s/>支持切片赋值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21:31:35.538976964</dc:date>
    <meta:editing-duration>PT9H31M30S</meta:editing-duration>
    <meta:editing-cycles>134</meta:editing-cycles>
    <meta:generator>LibreOffice/5.1.6.2$Linux_X86_64 LibreOffice_project/10m0$Build-2</meta:generator>
    <meta:document-statistic meta:table-count="0" meta:image-count="0" meta:object-count="0" meta:page-count="12" meta:paragraph-count="313" meta:word-count="2529" meta:character-count="5693" meta:non-whitespace-character-count="4897"/>
  </office:meta>
</office:document-meta>
</file>